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Courier, monospace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/>
    <style:font-face style:name="Calibri1" svg:font-family="Calibri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f5bf2" officeooo:paragraph-rsid="007ab585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style:font-name="Calibri" fo:font-weight="bold" officeooo:rsid="001f5bf2" officeooo:paragraph-rsid="007ab585" style:font-weight-asian="bold" style:font-weight-complex="bold"/>
    </style:style>
    <style:style style:name="P3" style:family="paragraph" style:parent-style-name="Standard">
      <style:text-properties officeooo:rsid="001f5bf2" officeooo:paragraph-rsid="001f5bf2"/>
    </style:style>
    <style:style style:name="P4" style:family="paragraph" style:parent-style-name="Footer">
      <style:text-properties officeooo:rsid="001f5bf2" officeooo:paragraph-rsid="007ab585"/>
    </style:style>
    <style:style style:name="P5" style:family="paragraph" style:parent-style-name="Footer">
      <style:paragraph-properties fo:text-align="start" style:justify-single-word="false"/>
      <style:text-properties officeooo:rsid="001f5bf2" officeooo:paragraph-rsid="007ab585"/>
    </style:style>
    <style:style style:name="P6" style:family="paragraph" style:parent-style-name="Text_20_body">
      <style:text-properties officeooo:rsid="007e466b" officeooo:paragraph-rsid="007e466b"/>
    </style:style>
    <style:style style:name="P7" style:family="paragraph" style:parent-style-name="Text_20_body">
      <style:text-properties officeooo:rsid="0087fd14" officeooo:paragraph-rsid="0087fd14"/>
    </style:style>
    <style:style style:name="P8" style:family="paragraph" style:parent-style-name="Text_20_body">
      <style:text-properties officeooo:rsid="0087fd14" officeooo:paragraph-rsid="0087fd14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279e15"/>
    </style:style>
    <style:style style:name="T2" style:family="text">
      <style:text-properties officeooo:rsid="003bc95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3bc956" style:font-size-asian="10pt" style:font-size-complex="10pt"/>
    </style:style>
    <style:style style:name="T5" style:family="text">
      <style:text-properties fo:font-size="10pt" officeooo:rsid="0042d8b9" style:font-size-asian="10pt" style:font-size-complex="10pt"/>
    </style:style>
    <style:style style:name="T6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alibri" fo:font-size="10pt" fo:font-weight="bold" officeooo:rsid="00284ed1" style:font-size-asian="10pt" style:font-weight-asian="bold" style:font-size-complex="10pt" style:font-weight-complex="bold"/>
    </style:style>
    <style:style style:name="T8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normal" officeooo:rsid="007ab585" style:font-size-asian="10pt" style:font-weight-asian="normal" style:font-size-complex="10pt" style:font-weight-complex="normal"/>
    </style:style>
    <style:style style:name="T10" style:family="text">
      <style:text-properties officeooo:rsid="00342cba"/>
    </style:style>
    <style:style style:name="T11" style:family="text">
      <style:text-properties officeooo:rsid="00431ec6"/>
    </style:style>
    <style:style style:name="T12" style:family="text">
      <style:text-properties officeooo:rsid="0080fb5b"/>
    </style:style>
    <style:style style:name="T13" style:family="text">
      <style:text-properties officeooo:rsid="0082866e"/>
    </style:style>
    <style:style style:name="T14" style:family="text">
      <style:text-properties officeooo:rsid="0087fd1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0"><text:a xlink:type="simple" xlink:href="#__RefHeading___Toc108_1983873314" text:style-name="Index_20_Link" text:visited-style-name="Index_20_Link"><text:s text:c="3"/>UT 02: Entornos de desarrollo<text:tab/>2</text:a></text:p>
          <text:p text:style-name="P11"><text:a xlink:type="simple" xlink:href="#__RefHeading___Toc778_2928905967" text:style-name="Index_20_Link" text:visited-style-name="Index_20_Link"><text:s/>1 <text:s/>Probar un entorno de desarrollo en pseudocódigo (PSEInt)<text:tab/>2</text:a></text:p>
          <text:p text:style-name="P11"><text:a xlink:type="simple" xlink:href="#__RefHeading___Toc8610_1883906676" text:style-name="Index_20_Link" text:visited-style-name="Index_20_Link"><text:s/>2 <text:s/>Instalar los entornos de trabajo y desarrollo de Python<text:tab/>2</text:a></text:p>
        </text:index-body>
      </text:table-of-content>
      <text:h text:style-name="Heading_20_1" text:outline-level="1" text:is-list-header="true"/>
      <text:h text:style-name="P9" text:outline-level="1"><text:bookmark-start text:name="__RefHeading___Toc108_1983873314"/><text:span text:style-name="T10">UT</text:span> <text:span text:style-name="T12">02</text:span>: <text:span text:style-name="T14">Entornos de desarrollo</text:span><text:bookmark-end text:name="__RefHeading___Toc108_1983873314"/></text:h>
      <text:h text:style-name="Heading_20_2" text:outline-level="2"><text:bookmark-start text:name="__RefHeading___Toc778_2928905967"/><text:span text:style-name="T13">Probar un e</text:span>ntorno <text:span text:style-name="T13">de</text:span> desarroll<text:span text:style-name="T13">o</text:span> en pseudocódigo (PSEInt)<text:bookmark-end text:name="__RefHeading___Toc778_2928905967"/></text:h>
      <text:p text:style-name="P6">Localizar en internet la aplicación PSEInt y descargarla para el sistema en el que estamos trabajando. </text:p>
      <text:p text:style-name="P6"><text:a xlink:type="simple" xlink:href="http://pseint.sourceforge.net/" text:style-name="Internet_20_link" text:visited-style-name="Visited_20_Internet_20_Link">http://pseint.sourceforge.net/</text:a></text:p>
      <text:p text:style-name="P6">Una vez instalada la aplicación, a<text:span text:style-name="T11">cceder al menú "Opciones del Lenguaje / Perfiles" y seleccionar el perfil "FP Clara del Rey".</text:span></text:p>
      <text:p text:style-name="P6">Descargar el manual de PSEInt y <text:span text:style-name="T14">probar a ejecutar los ejercicios propuestos.</text:span></text:p>
      <text:h text:style-name="Heading_20_2" text:outline-level="2"><text:bookmark-start text:name="__RefHeading___Toc8610_1883906676"/>Instalar los entornos de trabajo y desarrollo de Python<text:bookmark-end text:name="__RefHeading___Toc8610_1883906676"/></text:h>
      <text:p text:style-name="P7">Instalar el intérprete de Python en Linux.</text:p>
      <text:p text:style-name="P7">Instalar el intérprete de Python en Windows.</text:p>
      <text:p text:style-name="P7">Descargar e instalar el entorno de desarrollo integrado Spyder para Python en cualquier sistema operat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Courier, monospace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/>
    <style:font-face style:name="Calibri1" svg:font-family="Calibri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.1in" loext:contextual-spacing="false" fo:text-align="justify" style:justify-single-word="false"/>
      <style:text-properties officeooo:rsid="004295e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rmal1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Arial" style:font-family-asian="Arial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Pa34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5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6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6" style:family="paragraph" style:parent-style-name="Normal1" style:next-style-name="Normal1">
      <style:paragraph-properties style:line-height-at-least="0.1398in"/>
      <style:text-properties fo:color="#000000" style:font-name-complex="Times New Roman" style:font-family-complex="'Times New Roman'" style:font-family-generic-complex="roman" style:font-pitch-complex="variable"/>
    </style:style>
    <style:style style:name="Observación" style:family="paragraph" style:parent-style-name="Standard">
      <style:paragraph-properties fo:margin-left="0.3937in" fo:margin-right="0in" fo:margin-top="0.0835in" fo:margin-bottom="0in" loext:contextual-spacing="false" fo:text-indent="0in" style:auto-text-indent="false"/>
      <style:text-properties fo:color="#1f497d" fo:font-size="10pt" style:font-size-asian="10pt" style:font-size-complex="10pt" style:font-weight-complex="bold"/>
    </style:style>
    <style:style style:name="TablaTítulo" style:family="paragraph" style:parent-style-name="Standard">
      <style:paragraph-properties fo:margin-top="0.028in" fo:margin-bottom="0.028in" loext:contextual-spacing="false" fo:text-align="center" style:justify-single-word="false" fo:orphans="0" fo:widows="0" fo:hyphenation-ladder-count="no-limit" fo:keep-with-next="always" style:snap-to-layout-grid="false"/>
      <style:text-properties style:font-name="Arial Narrow" fo:font-family="'Arial Narrow'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aListaCelda" style:family="paragraph" style:parent-style-name="Standard" style:list-style-name="WW8Num5">
      <style:paragraph-properties fo:margin-top="0.0417in" fo:margin-bottom="0in" loext:contextual-spacing="false" style:line-height-at-least="0.1398in" fo:hyphenation-ladder-count="no-limit" fo:keep-with-next="always" style:text-autospace="none"/>
      <style:text-properties fo:color="#000000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2pt" fo:hyphenate="false" fo:hyphenation-remain-char-count="2" fo:hyphenation-push-char-count="2"/>
    </style:style>
    <style:style style:name="TablaNormal" style:family="paragraph" style:parent-style-name="TablaListaCelda" style:list-style-name="">
      <style:paragraph-properties fo:margin-left="0in" fo:margin-right="0in" fo:text-indent="0in" style:auto-text-indent="false"/>
    </style:style>
    <style:style style:name="Bolo_20_1_20_tabla" style:display-name="Bolo 1 tabla" style:family="paragraph" style:parent-style-name="TablaListaCelda" style:list-style-name="WW8Num60">
      <style:paragraph-properties fo:margin-left="0.1339in" fo:margin-right="0in" fo:text-align="start" style:justify-single-word="false" fo:orphans="0" fo:widows="0" fo:text-indent="-0.0984in" style:auto-text-indent="false" fo:keep-with-next="auto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ódigo" style:family="paragraph" style:parent-style-name="Text_20_body" style:class="text">
      <style:paragraph-properties fo:margin-top="0in" fo:margin-bottom="0in" loext:contextual-spacing="false" fo:line-height="100%" fo:text-align="justify" style:justify-single-word="false"/>
      <style:text-properties style:font-name="Consolas" fo:font-family="Consolas" style:font-family-generic="swiss" style:font-pitch="fixed" fo:font-size="11pt" officeooo:rsid="00446814" fo:background-color="#dddddd" style:font-size-asian="11pt" style:font-size-complex="11pt"/>
    </style:style>
    <style:style style:name="Quotations" style:family="paragraph" style:parent-style-name="Standard" style:class="html">
      <loext:graphic-properties draw:fill="none" draw:fill-color="#99ccff"/>
      <style:paragraph-properties fo:margin-left="0in" fo:margin-right="0.3752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Calibri1" fo:font-family="Calibri" style:font-family-generic="swiss" fo:font-size="11pt" fo:font-style="italic" style:font-size-asian="11pt" style:font-style-asian="italic" style:font-size-complex="11pt" style:font-style-complex="italic"/>
    </style:style>
    <style:style style:name="Guiones" style:family="paragraph" style:parent-style-name="Text_20_body">
      <style:paragraph-properties fo:margin-top="0.0201in" fo:margin-bottom="0.0201in" loext:contextual-spacing="false" fo:text-align="justify" style:justify-single-word="false"/>
    </style:style>
    <style:style style:name="guiones" style:family="paragraph" style:parent-style-name="Text_20_body">
      <style:text-properties fo:font-variant="normal" fo:text-transform="none" fo:color="#000000" style:font-name="Open Sans" fo:font-family="'Open Sans', Arial, sans-serif" fo:font-size="10.5pt" fo:letter-spacing="normal" fo:font-style="normal" fo:font-weight="normal" officeooo:rsid="00785231"/>
    </style:style>
    <style:style style:name="Codigo" style:family="paragraph" style:parent-style-name="Text_20_body">
      <style:text-properties officeooo:rsid="00785231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font-weight="bold" style:font-weight-asian="bold" style:font-weight-complex="bold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60z3" style:family="text">
      <style:text-properties style:font-name="Symbol" fo:font-family="Symbol" style:font-family-generic="roman" style:font-pitch="variable" style:font-charset="x-symbol" style:font-name-complex="Cambria" style:font-family-complex="Cambria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6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0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30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8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28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0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8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8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8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8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8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8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8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4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4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4z1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bullet text:level="1" text:style-name="WW8Num60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60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60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60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bullet text:level="1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9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9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9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9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9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7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1f5bf2" officeooo:paragraph-rsid="007ab585" style:font-weight-asian="bold" style:font-weight-complex="bold"/>
    </style:style>
    <style:style style:name="M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style:font-name="Calibri" fo:font-weight="bold" officeooo:rsid="001f5bf2" officeooo:paragraph-rsid="007ab585" style:font-weight-asian="bold" style:font-weight-complex="bold"/>
    </style:style>
    <style:style style:name="MP3" style:family="paragraph" style:parent-style-name="Footer">
      <style:text-properties officeooo:rsid="001f5bf2" officeooo:paragraph-rsid="007ab585"/>
    </style:style>
    <style:style style:name="MP4" style:family="paragraph" style:parent-style-name="Footer">
      <style:paragraph-properties fo:text-align="start" style:justify-single-word="false"/>
      <style:text-properties officeooo:rsid="001f5bf2" officeooo:paragraph-rsid="007ab585"/>
    </style:style>
    <style:style style:name="MT1" style:family="text">
      <style:text-properties officeooo:rsid="00279e15"/>
    </style:style>
    <style:style style:name="MT2" style:family="text">
      <style:text-properties officeooo:rsid="003bc956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officeooo:rsid="003bc956" style:font-size-asian="10pt" style:font-size-complex="10pt"/>
    </style:style>
    <style:style style:name="MT5" style:family="text">
      <style:text-properties fo:font-size="10pt" officeooo:rsid="0042d8b9" style:font-size-asian="10pt" style:font-size-complex="10pt"/>
    </style:style>
    <style:style style:name="MT6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MT7" style:family="text">
      <style:text-properties style:font-name="Calibri" fo:font-size="10pt" fo:font-weight="bold" officeooo:rsid="00284ed1" style:font-size-asian="10pt" style:font-weight-asian="bold" style:font-size-complex="10pt" style:font-weight-complex="bold"/>
    </style:style>
    <style:style style:name="MT8" style:family="text">
      <style:text-properties style:font-name="Calibri" fo:font-size="10pt" fo:font-weight="normal" officeooo:rsid="007ab585" style:font-size-asian="10pt" style:font-weight-asian="normal" style:font-size-complex="10pt" style:font-weight-complex="normal"/>
    </style:style>
    <style:style style:name="MT9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<text:span text:style-name="MT1">FGS</text:span>: <text:span text:style-name="MT2">Administración de Sistemas Informáticos en Red</text:span></text:p>
        <text:p text:style-name="MP2"><text:span text:style-name="MT3">Módulo: </text:span><text:span text:style-name="MT4">FUNDAMENTOS DE PROGRAMACIÓN - </text:span><text:span text:style-name="MT3">Curso: </text:span><text:span text:style-name="MT4">1 - </text:span><text:span text:style-name="MT5">2019/2020</text:span><text:span text:style-name="MT4"><text:tab/>U.T.</text:span><text:span text:style-name="MT2"> 02</text:span></text:p>
      </style:header>
      <style:footer>
        <text:p text:style-name="Horizontal_20_Line"/>
        <text:p text:style-name="MP3"><text:span text:style-name="MT6">IES </text:span><text:span text:style-name="MT7">Clara del Rey</text:span><text:span text:style-name="MT6"> <text:tab/><text:tab/>Página </text:span><text:span text:style-name="MT6"><text:page-number text:select-page="current">2</text:page-number></text:span><text:span text:style-name="MT6">/</text:span><text:span text:style-name="MT6"><text:page-count>2</text:page-count></text:span></text:p>
        <text:p text:style-name="MP4"><text:span text:style-name="MT8">Material recopilado de diversas fuentes por </text:span><text:span text:style-name="MT9">José A. Jiménez (</text:span><text:a xlink:type="simple" xlink:href="mailto:jajprofe@gmail.com" text:style-name="Internet_20_link" text:visited-style-name="Visited_20_Internet_20_Link"><text:span text:style-name="MT9">jajprofe@gmail.com</text:span></text:a><text:span text:style-name="MT9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2:09:16.191407378</meta:creation-date>
    <meta:editing-duration>PT2H30M38S</meta:editing-duration>
    <meta:editing-cycles>11</meta:editing-cycles>
    <meta:generator>LibreOffice/6.0.7.3$Linux_X86_64 LibreOffice_project/00m0$Build-3</meta:generator>
    <dc:date>2019-09-24T00:36:01.670740052</dc:date>
    <meta:document-statistic meta:table-count="0" meta:image-count="0" meta:object-count="0" meta:page-count="2" meta:paragraph-count="18" meta:word-count="165" meta:character-count="1068" meta:non-whitespace-character-count="907"/>
    <meta:user-defined meta:name="Info 1"/>
    <meta:user-defined meta:name="Info 2"/>
    <meta:user-defined meta:name="Info 3"/>
    <meta:user-defined meta:name="Info 4"/>
  </office:meta>
</office:document-meta>
</file>